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paragraph-rsid="00031954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Liberation Serif" fo:font-size="28pt" style:font-size-asian="28pt" style:font-size-complex="28pt"/>
    </style:style>
    <style:style style:name="P3" style:family="paragraph" style:parent-style-name="Standard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text-properties style:font-name="Liberation Serif" fo:font-size="28pt" fo:font-weight="bold" officeooo:rsid="00031954" officeooo:paragraph-rsid="00031954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031954" officeooo:paragraph-rsid="00031954" style:font-size-asian="14pt" style:font-weight-asian="bold" style:font-size-complex="16pt" style:font-weight-complex="bold"/>
    </style:style>
    <style:style style:name="P7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03e866" officeooo:paragraph-rsid="0003e866" style:font-size-asian="14pt" style:font-weight-asian="bold" style:font-size-complex="16pt" style:font-weight-complex="bold"/>
    </style:style>
    <style:style style:name="P8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0559bc" officeooo:paragraph-rsid="000559bc" style:font-size-asian="14pt" style:font-weight-asian="bold" style:font-size-complex="16pt" style:font-weight-complex="bold"/>
    </style:style>
    <style:style style:name="P9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6pt" style:text-underline-style="solid" style:text-underline-width="auto" style:text-underline-color="font-color" fo:font-weight="bold" officeooo:rsid="0008a83f" officeooo:paragraph-rsid="0008a83f" style:font-size-asian="14pt" style:font-weight-asian="bold" style:font-size-complex="16pt" style:font-weight-complex="bold"/>
    </style:style>
    <style:style style:name="P10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6pt" style:text-underline-style="solid" style:text-underline-width="auto" style:text-underline-color="font-color" fo:font-weight="bold" officeooo:rsid="000b1c42" officeooo:paragraph-rsid="000b1c42" style:font-size-asian="14pt" style:font-weight-asian="bold" style:font-size-complex="16pt" style:font-weight-complex="bold"/>
    </style:style>
    <style:style style:name="P11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6pt" style:text-underline-style="solid" style:text-underline-width="auto" style:text-underline-color="font-color" fo:font-weight="bold" officeooo:rsid="0008a83f" officeooo:paragraph-rsid="0008a83f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Liberation Serif" fo:font-size="16pt" style:text-underline-style="solid" style:text-underline-width="auto" style:text-underline-color="font-color" officeooo:rsid="00071a1b" officeooo:paragraph-rsid="00071a1b" style:font-size-asian="14pt" style:font-size-complex="16pt"/>
    </style:style>
    <style:style style:name="P13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6pt" style:text-underline-style="solid" style:text-underline-width="auto" style:text-underline-color="font-color" officeooo:rsid="00071a1b" officeooo:paragraph-rsid="00071a1b" style:font-size-asian="14pt" style:font-size-complex="16pt"/>
    </style:style>
    <style:style style:name="P14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6pt" style:text-underline-style="none" fo:font-weight="bold" officeooo:rsid="0008ca21" officeooo:paragraph-rsid="0008ca21" style:font-size-asian="14pt" style:font-weight-asian="bold" style:font-size-complex="16pt" style:font-weight-complex="bold"/>
    </style:style>
    <style:style style:name="P15" style:family="paragraph" style:parent-style-name="Standard">
      <style:paragraph-properties>
        <style:tab-stops>
          <style:tab-stop style:position="3.651cm"/>
        </style:tab-stops>
      </style:paragraph-properties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>
        <style:tab-stops>
          <style:tab-stop style:position="3.651cm"/>
        </style:tab-stops>
      </style:paragraph-properties>
      <style:text-properties style:font-name="Liberation Serif" fo:font-size="12pt" fo:font-weight="normal" officeooo:rsid="000177e8" officeooo:paragraph-rsid="000177e8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paragraph-rsid="00031954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31954" officeooo:paragraph-rsid="00031954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031954" officeooo:paragraph-rsid="0003195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solid" style:text-underline-width="auto" style:text-underline-color="font-color" fo:font-weight="normal" officeooo:rsid="000b1c42" officeooo:paragraph-rsid="000b1c4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solid" style:text-underline-width="auto" style:text-underline-color="font-color" fo:font-weight="normal" officeooo:rsid="000b1c42" officeooo:paragraph-rsid="000b1c42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solid" style:text-underline-width="auto" style:text-underline-color="font-color" fo:font-weight="normal" officeooo:rsid="000b1c42" officeooo:paragraph-rsid="000b1c4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31954" officeooo:paragraph-rsid="00031954" style:font-size-asian="12pt" style:font-weight-asian="bold" style:font-size-complex="12pt" style:font-weight-complex="bold"/>
    </style:style>
    <style:style style:name="P24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solid" style:text-underline-width="auto" style:text-underline-color="font-color" fo:font-weight="bold" officeooo:rsid="000aa560" officeooo:paragraph-rsid="000aa560" style:font-size-asian="10.5pt" style:font-weight-asian="bold" style:font-size-complex="12pt" style:font-weight-complex="bold"/>
    </style:style>
    <style:style style:name="P25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solid" style:text-underline-width="auto" style:text-underline-color="font-color" fo:font-weight="bold" officeooo:rsid="000b1c42" officeooo:paragraph-rsid="000b1c42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style:text-underline-style="none" fo:font-weight="normal" officeooo:rsid="00031954" officeooo:paragraph-rsid="0003195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none" fo:font-weight="normal" officeooo:rsid="0008a83f" officeooo:paragraph-rsid="0008a83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none" fo:font-weight="normal" officeooo:rsid="0008ca21" officeooo:paragraph-rsid="0008ca2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none" fo:font-weight="normal" officeooo:rsid="000b1c42" officeooo:paragraph-rsid="000b1c42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style:text-underline-style="none" fo:font-weight="normal" officeooo:paragraph-rsid="0003195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none" fo:font-weight="normal" officeooo:rsid="000b1c42" officeooo:paragraph-rsid="000b1c4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none" officeooo:rsid="00071a1b" officeooo:paragraph-rsid="00071a1b" style:font-size-asian="12pt" style:font-size-complex="12pt"/>
    </style:style>
    <style:style style:name="P33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none" fo:font-weight="bold" officeooo:rsid="0008a83f" officeooo:paragraph-rsid="0008a83f" style:font-size-asian="12pt" style:font-weight-asian="bold" style:font-size-complex="12pt" style:font-weight-complex="bold"/>
    </style:style>
    <style:style style:name="P34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2pt" style:text-underline-style="none" fo:font-weight="bold" officeooo:rsid="0008a83f" officeooo:paragraph-rsid="0008a83f" style:font-size-asian="10.5pt" style:font-weight-asian="bold" style:font-size-complex="12pt" style:font-weight-complex="bold"/>
    </style:style>
    <style:style style:name="P35" style:family="paragraph" style:parent-style-name="Standard">
      <style:text-properties style:font-name="Liberation Serif" fo:font-size="24pt" fo:font-weight="bold" style:font-size-asian="21pt" style:font-weight-asian="bold" style:font-size-complex="24pt" style:font-weight-complex="bold"/>
    </style:style>
    <style:style style:name="P36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031954" officeooo:paragraph-rsid="00031954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03e866" officeooo:paragraph-rsid="0003e866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03e866" officeooo:paragraph-rsid="0003e866" style:font-size-asian="12.25pt" style:font-weight-asian="bold" style:font-size-complex="14pt" style:font-weight-complex="bold"/>
    </style:style>
    <style:style style:name="P39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0559bc" officeooo:paragraph-rsid="000559bc" style:font-size-asian="12.25pt" style:font-weight-asian="bold" style:font-size-complex="14pt" style:font-weight-complex="bold"/>
    </style:style>
    <style:style style:name="P40" style:family="paragraph" style:parent-style-name="Standard" style:list-style-name="L2">
      <style:text-properties style:font-name="Liberation Serif" fo:font-size="14pt" style:text-underline-style="solid" style:text-underline-width="auto" style:text-underline-color="font-color" fo:font-weight="bold" officeooo:rsid="000559bc" officeooo:paragraph-rsid="000559bc" style:font-size-asian="12.25pt" style:font-weight-asian="bold" style:font-size-complex="14pt" style:font-weight-complex="bold"/>
    </style:style>
    <style:style style:name="P41" style:family="paragraph" style:parent-style-name="Standard" style:list-style-name="L3">
      <style:text-properties style:font-name="Liberation Serif" fo:font-size="14pt" style:text-underline-style="solid" style:text-underline-width="auto" style:text-underline-color="font-color" fo:font-weight="bold" officeooo:rsid="000559bc" officeooo:paragraph-rsid="000559bc" style:font-size-asian="12.25pt" style:font-weight-asian="bold" style:font-size-complex="14pt" style:font-weight-complex="bold"/>
    </style:style>
    <style:style style:name="P42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4pt" style:text-underline-style="solid" style:text-underline-width="auto" style:text-underline-color="font-color" fo:font-weight="bold" officeooo:rsid="0008a83f" officeooo:paragraph-rsid="0008a83f" style:font-size-asian="12.25pt" style:font-weight-asian="bold" style:font-size-complex="14pt" style:font-weight-complex="bold"/>
    </style:style>
    <style:style style:name="P43" style:family="paragraph" style:parent-style-name="Standard">
      <style:paragraph-properties>
        <style:tab-stops>
          <style:tab-stop style:position="3.836cm"/>
        </style:tab-stops>
      </style:paragraph-properties>
      <style:text-properties style:font-name="Liberation Serif" fo:font-size="14pt" style:text-underline-style="none" fo:font-weight="bold" officeooo:rsid="000b1c42" officeooo:paragraph-rsid="000b1c42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Liberation Serif" officeooo:paragraph-rsid="000559bc"/>
    </style:style>
    <style:style style:name="P45" style:family="paragraph" style:parent-style-name="Standard" style:list-style-name="L5">
      <style:text-properties style:font-name="Liberation Serif" officeooo:paragraph-rsid="000559bc"/>
    </style:style>
    <style:style style:name="P46" style:family="paragraph" style:parent-style-name="Standard">
      <style:paragraph-properties>
        <style:tab-stops>
          <style:tab-stop style:position="3.836cm"/>
        </style:tab-stops>
      </style:paragraph-properties>
      <style:text-properties style:text-line-through-style="none" style:text-line-through-type="none" style:font-name="Liberation Serif" fo:font-size="16pt" style:text-underline-style="solid" style:text-underline-width="auto" style:text-underline-color="font-color" fo:font-weight="bold" officeooo:rsid="000b1c42" officeooo:paragraph-rsid="000b1c42" style:font-size-asian="14pt" style:font-weight-asian="bold" style:font-size-complex="16pt" style:font-weight-complex="bold"/>
    </style:style>
    <style:style style:name="P47" style:family="paragraph" style:parent-style-name="Standard">
      <style:paragraph-properties>
        <style:tab-stops>
          <style:tab-stop style:position="3.836cm"/>
        </style:tab-stops>
      </style:paragraph-properties>
      <style:text-properties style:text-line-through-style="none" style:text-line-through-type="none" style:font-name="Liberation Serif" fo:font-size="12pt" style:text-underline-style="none" fo:font-weight="normal" officeooo:rsid="000b1c42" officeooo:paragraph-rsid="000b1c4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>
        <style:tab-stops>
          <style:tab-stop style:position="3.836cm"/>
        </style:tab-stops>
      </style:paragraph-properties>
      <style:text-properties style:text-line-through-style="none" style:text-line-through-type="none" style:font-name="Liberation Serif" fo:font-size="14pt" style:text-underline-style="none" fo:font-weight="bold" officeooo:rsid="000b1c42" officeooo:paragraph-rsid="000b1c42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1a1b" style:font-style-asian="italic" style:font-style-complex="italic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0177e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d5405" style:font-weight-asian="bold" style:font-weight-complex="bold"/>
    </style:style>
    <style:style style:name="T10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071a1b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style:font-size-asian="10.5pt" style:font-size-complex="12pt"/>
    </style:style>
    <style:style style:name="T13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03e866" style:font-weight-asian="normal" style:font-weight-complex="normal"/>
    </style:style>
    <style:style style:name="T1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8" style:family="text">
      <style:text-properties fo:font-size="14pt" style:text-underline-style="none" fo:font-weight="bold" officeooo:rsid="00071a1b" style:font-size-asian="14pt" style:font-weight-asian="bold" style:font-size-complex="14pt" style:font-weight-complex="bold"/>
    </style:style>
    <style:style style:name="T19" style:family="text">
      <style:text-properties fo:font-size="14pt" style:text-underline-style="none" fo:font-weight="bold" officeooo:rsid="00071a1b" style:font-size-asian="12.25pt" style:font-weight-asian="bold" style:font-size-complex="14pt" style:font-weight-complex="bold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style="italic" style:text-underline-style="none" fo:font-weight="bold" officeooo:rsid="00071a1b" style:font-size-asian="12.25pt" style:font-style-asian="italic" style:font-weight-asian="bold" style:font-size-complex="14pt" style:font-style-complex="italic" style:font-weight-complex="bold"/>
    </style:style>
    <style:style style:name="T22" style:family="text">
      <style:text-properties officeooo:rsid="0003e866"/>
    </style:style>
    <style:style style:name="T23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style:font-size-asian="10.5pt" style:font-size-complex="12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position="super 58%"/>
    </style:style>
    <style:style style:name="T28" style:family="text">
      <style:text-properties officeooo:rsid="000aa560"/>
    </style:style>
    <style:style style:name="T29" style:family="text">
      <style:text-properties officeooo:rsid="000c0762"/>
    </style:style>
    <style:style style:name="T30" style:family="text">
      <style:text-properties officeooo:rsid="000d5405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<text:s text:c="3"/>Creating and managing users/</text:span><text:span text:style-name="T9">groups</text:span><text:span text:style-name="T8"> </text:span></text:p>
      <text:p text:style-name="P4"/>
      <text:p text:style-name="P3"/>
      <text:p text:style-name="P5">Note :</text:p>
      <text:p text:style-name="P5"/>
      <text:p text:style-name="P15"><text:s text:c="11"/><text:span text:style-name="T7">You can not create the users’s directly, only the root has the right to create new</text:span></text:p>
      <text:p text:style-name="P15">users so you have to login as root </text:p>
      <text:p text:style-name="P15"/>
      <text:p text:style-name="P15"/>
      <text:list xml:id="list1185930171" text:style-name="L1">
        <text:list-item>
          <text:p text:style-name="P16">open the<text:span text:style-name="T8"> terminal</text:span></text:p>
        </text:list-item>
        <text:list-item>
          <text:p text:style-name="P16">type<text:span text:style-name="T8"> su</text:span> – in terminal and press enter</text:p>
        </text:list-item>
        <text:list-item>
          <text:p text:style-name="P16">A password for root will be asked , Enter your password.</text:p>
        </text:list-item>
      </text:list>
      <text:p text:style-name="P35"/>
      <text:p text:style-name="P1"><text:span text:style-name="Citation"><text:span text:style-name="T23">All user account related information are stored in the</text:span></text:span><text:span text:style-name="Citation"><text:span text:style-name="T25"> </text:span></text:span><text:span text:style-name="T24">following files:</text:span></text:p>
      <text:p text:style-name="P17">1. cat /etc/passwd – Contains one line for each user</text:p>
      <text:p text:style-name="P17">account.</text:p>
      <text:p text:style-name="P17">2. cat /etc/group – Defines the groups on the system.</text:p>
      <text:p text:style-name="P18"/>
      <text:p text:style-name="P18"/>
      <text:p text:style-name="P6">Creating a new user<text:span text:style-name="T14"> :</text:span></text:p>
      <text:p text:style-name="P6"><text:span text:style-name="T14"/></text:p>
      <text:p text:style-name="P19"><text:span text:style-name="T17">Useradd username</text:span><text:span text:style-name="T14"> to add new user</text:span></text:p>
      <text:p text:style-name="P19"><text:span text:style-name="T14"/></text:p>
      <text:p text:style-name="P26"><text:span text:style-name="T8">Eg</text:span>. useradd alluri</text:p>
      <text:p text:style-name="P26"/>
      <text:p text:style-name="P26">We have now created a new user called alluri</text:p>
      <text:p text:style-name="P26"/>
      <text:p text:style-name="P26"/>
      <text:p text:style-name="P6">Set password to the user<text:span text:style-name="T14"> :</text:span></text:p>
      <text:p text:style-name="P6"><text:span text:style-name="T14"/></text:p>
      <text:p text:style-name="P36"><text:span text:style-name="T14">passwd username </text:span><text:span text:style-name="T15">to set password</text:span></text:p>
      <text:p text:style-name="P36"><text:span text:style-name="T15"/></text:p>
      <text:p text:style-name="P23"><text:span text:style-name="T14">Eg</text:span><text:span text:style-name="T15">. passwd </text:span><text:span text:style-name="T16">alluri</text:span></text:p>
      <text:p text:style-name="P30"/>
      <text:p text:style-name="P30">it will ask to set password for user <text:span text:style-name="T22">alluri</text:span></text:p>
      <text:p text:style-name="P17"/>
      <text:p text:style-name="P17"/>
      <text:p text:style-name="P7">Deleting a user<text:span text:style-name="T14"> :</text:span></text:p>
      <text:p text:style-name="P7"><text:span text:style-name="T14"/></text:p>
      <text:p text:style-name="P37"><text:span text:style-name="T14">userdel username </text:span><text:span text:style-name="T10">to delete the user</text:span></text:p>
      <text:p text:style-name="P37"><text:span text:style-name="T10"/></text:p>
      <text:p text:style-name="P37"><text:span text:style-name="T12">Eg</text:span><text:span text:style-name="T10">. userdel alluri</text:span></text:p>
      <text:p text:style-name="P37"><text:span text:style-name="T10"/></text:p>
      <text:p text:style-name="P37"><text:span text:style-name="T10">it will delete the user alluri</text:span></text:p>
      <text:p text:style-name="P37"><text:span text:style-name="T10"/></text:p>
      <text:p text:style-name="P7"/>
      <text:p text:style-name="P7"/>
      <text:p text:style-name="P7"/>
      <text:p text:style-name="P7"><text:soft-page-break/>Creating a new Group<text:span text:style-name="T14"> :</text:span></text:p>
      <text:p text:style-name="P7"><text:span text:style-name="T14"/></text:p>
      <text:p text:style-name="P38"><text:span text:style-name="T14">groupadd groupname </text:span><text:span text:style-name="T10">to add a group</text:span></text:p>
      <text:p text:style-name="P38"><text:span text:style-name="T10"/></text:p>
      <text:p text:style-name="P38"><text:span text:style-name="T12">Eg.</text:span><text:span text:style-name="T10"> groupadd kshatriyas</text:span></text:p>
      <text:p text:style-name="P38"><text:span text:style-name="T10"/></text:p>
      <text:p text:style-name="P38"><text:span text:style-name="T10">We have now created a new group Kshatriyas</text:span></text:p>
      <text:p text:style-name="P38"><text:span text:style-name="T10"/></text:p>
      <text:p text:style-name="P38"><text:span text:style-name="T10"/></text:p>
      <text:p text:style-name="P8">Deleting a Group<text:span text:style-name="T14"> :</text:span></text:p>
      <text:p text:style-name="P8"><text:span text:style-name="T14"/></text:p>
      <text:p text:style-name="P39"><text:span text:style-name="T14">groupdel groupname </text:span><text:span text:style-name="T10">to delete a group</text:span></text:p>
      <text:p text:style-name="P39"><text:span text:style-name="T10"/></text:p>
      <text:p text:style-name="P39"><text:span text:style-name="T12">Eg.</text:span><text:span text:style-name="T10"> groupdel kshatriyas</text:span></text:p>
      <text:p text:style-name="P39"><text:span text:style-name="T10"/></text:p>
      <text:p text:style-name="P39"><text:span text:style-name="T10">it will delete the group kshatriyas</text:span></text:p>
      <text:p text:style-name="P39"><text:span text:style-name="T10"/></text:p>
      <text:p text:style-name="P39"><text:span text:style-name="T10"/></text:p>
      <text:list xml:id="list3381377832" text:style-name="L2">
        <text:list-item>
          <text:p text:style-name="P40"><text:span text:style-name="T11">T</text:span><text:span text:style-name="T10">o check the list of existing users you can </text:span><text:span text:style-name="T11">type</text:span></text:p>
        </text:list-item>
      </text:list>
      <text:list xml:id="list497578047" text:style-name="L3">
        <text:list-header>
          <text:p text:style-name="P41"><text:span text:style-name="T11"/></text:p>
        </text:list-header>
      </text:list>
      <text:p text:style-name="P44"><text:span text:style-name="T11"><text:s text:c="30"/></text:span><text:span text:style-name="T18"><text:s text:c="2"/>cat <text:s/>/etc/passwd</text:span></text:p>
      <text:p text:style-name="P44"><text:span text:style-name="T18"/></text:p>
      <text:list xml:id="list389349521" text:style-name="L5">
        <text:list-item>
          <text:p text:style-name="P45"><text:span text:style-name="T18"><text:s/></text:span><text:span text:style-name="T11">To check the list of existing groups you can type</text:span></text:p>
        </text:list-item>
      </text:list>
      <text:p text:style-name="P44"><text:span text:style-name="T11"/></text:p>
      <text:p text:style-name="P44"><text:span text:style-name="T11"><text:s text:c="32"/></text:span><text:span text:style-name="T19">cat <text:s/>/</text:span><text:span text:style-name="T21">etc/group</text:span></text:p>
      <text:p text:style-name="P44"><text:span text:style-name="T21"/></text:p>
      <text:p text:style-name="P12"><text:span text:style-name="T5">Details os passws file</text:span><text:span text:style-name="T3"> :</text:span></text:p>
      <text:p text:style-name="P12"><text:span text:style-name="T3"/></text:p>
      <text:p text:style-name="P13"><text:span text:style-name="T13">Each entry has the following fields: </text:span><text:span text:style-name="T3">user:password:UID:GID:comment:home:shell</text:span></text:p>
      <text:p text:style-name="P13"><text:span text:style-name="T3"/></text:p>
      <text:p text:style-name="P32"><text:span text:style-name="T5">1. Username: </text:span><text:span text:style-name="T6">User login name used to login into system. It should be between 1 to 32</text:span></text:p>
      <text:p text:style-name="P32">charcters long.</text:p>
      <text:p text:style-name="P32"/>
      <text:p text:style-name="P32"><text:span text:style-name="T8">2. Password: </text:span>User password (or x character) stored in /etc/shadow file in encrypted format.</text:p>
      <text:p text:style-name="P32"/>
      <text:p text:style-name="P32"><text:span text:style-name="T8">3. User ID (UID):</text:span> Every user must have a User ID (UID) User Identification Number. By default</text:p>
      <text:p text:style-name="P32">UID 0 is reserved for root user and UID’s ranging from 1-99 are reserved for other predefined</text:p>
      <text:p text:style-name="P32">accounts. Further UID’s ranging from 100-999 are reserved for system accounts and groups.</text:p>
      <text:p text:style-name="P32"/>
      <text:p text:style-name="P32"><text:span text:style-name="T8">4. Group ID (GID): </text:span>The primary Group ID (GID) Group Identification Number stored in</text:p>
      <text:p text:style-name="P32">/etc/group file.GID is the group ID for the primary group of the user. This is also a numerical value</text:p>
      <text:p text:style-name="P32">and to root, also has the value 0.</text:p>
      <text:p text:style-name="P32"/>
      <text:p text:style-name="P32"><text:span text:style-name="T8">5. comment/User Info:</text:span> This field is optional and allow you to define extra information about the</text:p>
      <text:p text:style-name="P32">user. For example, user full name. This field is filled by ‘finger’ command.</text:p>
      <text:p text:style-name="P32"/>
      <text:p text:style-name="P32"><text:span text:style-name="T8">6. Home Directory: </text:span>The absolute location of user’s home directory.home defines the home</text:p>
      <text:p text:style-name="P32">directory of that user.</text:p>
      <text:p text:style-name="P32"/>
      <text:p text:style-name="P33">7.S<text:span text:style-name="T2">hell: </text:span><text:span text:style-name="T6">The absolute location of a user’s shell i.e /bin/bash</text:span></text:p>
      <text:p text:style-name="P33"><text:span text:style-name="T6"/></text:p>
      <text:p text:style-name="P33"><text:span text:style-name="T6"/></text:p>
      <text:p text:style-name="P11"><text:soft-page-break/><text:span text:style-name="T1">Creating and managing users</text:span><text:span text:style-name="T4"> :</text:span></text:p>
      <text:p text:style-name="P11"><text:span text:style-name="T4"/></text:p>
      <text:p text:style-name="P27"><text:span text:style-name="T1"><text:s text:c="14"/>You can use the useradd or usermod </text:span>commands to add a user to a group. The useradd command creates a new user . The usermod command modifies a user account and it is useful to add user to existing groups.</text:p>
      <text:p text:style-name="P27"/>
      <text:p text:style-name="P27">There are two types of groups under Linux operating systems:</text:p>
      <text:p text:style-name="P27"/>
      <text:p text:style-name="P34">1. Primary user group.</text:p>
      <text:p text:style-name="P34"/>
      <text:p text:style-name="P34">2. Secondary or supplementary user group.</text:p>
      <text:p text:style-name="P34"/>
      <text:p text:style-name="P14">(1) <text:span text:style-name="T26">Primary User Group</text:span> :</text:p>
      <text:p text:style-name="P14"/>
      <text:p text:style-name="P28">Primary Group is the default group your account is associated when you login, this is the group with the Group ID that is the 4<text:span text:style-name="T27">th</text:span> <text:s/>field in your account /etc/passwd file. Directories and files you create</text:p>
      <text:p text:style-name="P28">have this Group ID.</text:p>
      <text:p text:style-name="P28"/>
      <text:p text:style-name="P14">(2) <text:span text:style-name="T26">Secondary or Supplementary User Group</text:span> :</text:p>
      <text:p text:style-name="P14"/>
      <text:p text:style-name="P28">Your Secondary Group is any Group(s) you are a member of other than your Primary Group.</text:p>
      <text:p text:style-name="P28"/>
      <text:p text:style-name="P28">All Group(s) are found in the /etc/group file and are created with the 'groupadd' command.</text:p>
      <text:p text:style-name="P28"/>
      <text:p text:style-name="P28">Users are added to a Group with the <text:span text:style-name="T20">'usermod -G groupname username' </text:span>command. You can see the members of a Group by viewing the /etc/group file.</text:p>
      <text:p text:style-name="P28"/>
      <text:p text:style-name="P28">Users can change the current Group they are in with the command '<text:span text:style-name="T20">newgrp'</text:span> and can check their current group with the 'id' command.</text:p>
      <text:p text:style-name="P28"/>
      <text:p text:style-name="P28">Access to directory/files is controlled by the permission bits of the directory/file and the Group that "owns" the directory/file.</text:p>
      <text:p text:style-name="P34"/>
      <text:p text:style-name="P27"/>
      <text:p text:style-name="P9">Add<text:span text:style-name="T28">ing</text:span> new users to the Secondary group<text:span text:style-name="T14"> :</text:span></text:p>
      <text:p text:style-name="P9"><text:span text:style-name="T14"/></text:p>
      <text:p text:style-name="P42"><text:span text:style-name="T14">useradd -G &lt;groupname&gt; username</text:span></text:p>
      <text:p text:style-name="P42"><text:span text:style-name="T14"/></text:p>
      <text:p text:style-name="P24"><text:span text:style-name="T14">Eg. </text:span><text:span text:style-name="T15">useradd –G animals tiger</text:span></text:p>
      <text:p text:style-name="P24"><text:span text:style-name="T15"/></text:p>
      <text:p text:style-name="P24"><text:span text:style-name="T15">We can easily add a user to more than one group by simply specifying them in a comma-delimited list.</text:span></text:p>
      <text:p text:style-name="P24"><text:span text:style-name="T15"/></text:p>
      <text:p text:style-name="P25"><text:span text:style-name="T14">Eg. </text:span><text:span text:style-name="T15"><text:s/>useradd -G admins,ftp,www,developers jerry</text:span></text:p>
      <text:p text:style-name="P25"><text:span text:style-name="T15"/></text:p>
      <text:p text:style-name="P25"><text:span text:style-name="T15"/></text:p>
      <text:p text:style-name="P10">Adding new user to primary group<text:span text:style-name="T14"> :</text:span></text:p>
      <text:p text:style-name="P10"><text:span text:style-name="T14"/></text:p>
      <text:p text:style-name="P21"><text:span text:style-name="T14">To add a user tony to group developers use the following command</text:span></text:p>
      <text:p text:style-name="P21"><text:span text:style-name="T14"/></text:p>
      <text:p text:style-name="P21"><text:span text:style-name="T14">useradd -g developers tony</text:span></text:p>
      <text:p text:style-name="P31">id tony</text:p>
      <text:p text:style-name="P21"><text:span text:style-name="T14"/></text:p>
      <text:list xml:id="list659205238" text:style-name="L6">
        <text:list-item>
          <text:p text:style-name="P22"><text:soft-page-break/><text:span text:style-name="T14">g (-g) option add user to initial login group (primary group). The group name must exist. A group number must refer to an already existing group.</text:span></text:p>
        </text:list-item>
      </text:list>
      <text:p text:style-name="P31"/>
      <text:p text:style-name="P31"/>
      <text:p text:style-name="P31"/>
      <text:p text:style-name="P10">Change a User’s Primary Group<text:span text:style-name="T14"> :</text:span></text:p>
      <text:p text:style-name="P10"><text:span text:style-name="T14"/></text:p>
      <text:p text:style-name="P20"><text:span text:style-name="T14">Sometimes you might want to change the primary group that a user is assigned to, which you can do with this command:</text:span></text:p>
      <text:p text:style-name="P20"><text:span text:style-name="T14"/></text:p>
      <text:p text:style-name="P43">usermod -g &lt;groupname&gt; username</text:p>
      <text:p text:style-name="P43"/>
      <text:p text:style-name="P43"/>
      <text:p text:style-name="P46">Add<text:span text:style-name="T29">ing</text:span> an Existing User to a Group<text:span text:style-name="T14"> :</text:span></text:p>
      <text:p text:style-name="P46"><text:span text:style-name="T14"/></text:p>
      <text:p text:style-name="P47">Add existing user tony to ftp supplementary/secondary group with the usermod command using the -a option ~ i.e. add the user to the supplemental group(s).</text:p>
      <text:p text:style-name="P47"/>
      <text:p text:style-name="P48"><text:s/>usermod -a -G ftp tony</text:p>
      <text:p text:style-name="P48"/>
      <text:p text:style-name="P47">In this example, change tony user’s primary group to www, enter:</text:p>
      <text:p text:style-name="P47"/>
      <text:p text:style-name="P48">usermod -g www tony</text:p>
      <text:p text:style-name="P31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1:06:02.465394130</meta:creation-date>
    <meta:generator>LibreOffice/5.4.3.2$Linux_X86_64 LibreOffice_project/40m0$Build-2</meta:generator>
    <dc:date>2018-01-02T12:35:56.773056948</dc:date>
    <meta:editing-duration>PT27M43S</meta:editing-duration>
    <meta:editing-cycles>5</meta:editing-cycles>
    <meta:document-statistic meta:table-count="0" meta:image-count="0" meta:object-count="0" meta:page-count="4" meta:paragraph-count="84" meta:word-count="800" meta:character-count="4592" meta:non-whitespace-character-count="3779"/>
  </office:meta>
</office:document-meta>
</file>